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923" officeooo:paragraph-rsid="00044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m32 学习笔记</text:p>
      <text:p text:style-name="P1"><text:s text:c="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2:46:07.019221399</meta:creation-date>
    <dc:date>2024-10-11T16:50:42.187861705</dc:date>
    <meta:editing-duration>PT3H54M23S</meta:editing-duration>
    <meta:editing-cycles>2</meta:editing-cycles>
    <meta:generator>LibreOffice/24.2.6.2$Linux_X86_64 LibreOffice_project/8e9a753d9daaea75c34b417ba1bdf556bf2fc5b3</meta:generator>
    <meta:document-statistic meta:table-count="0" meta:image-count="0" meta:object-count="0" meta:page-count="1" meta:paragraph-count="2" meta:word-count="5" meta:character-count="52" meta:non-whitespace-character-count="9"/>
  </office:meta>
</office:document-meta>
</file>